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gradient" draw:fill-color="#103368" draw:fill-gradient-name="Gradient_20_4" draw:opacity="100%" draw:opacity-name="" draw:textarea-vertical-align="middle"/>
    </style:style>
    <style:style style:name="gr2" style:family="graphic" style:parent-style-name="objectwithoutfill">
      <style:graphic-properties draw:stroke="none" draw:fill="gradient" draw:fill-color="#729fcf" draw:fill-gradient-name="Gradient_20_2" draw:textarea-vertical-align="middle"/>
    </style:style>
    <style:style style:name="gr3" style:family="graphic" style:parent-style-name="objectwithoutfill">
      <style:graphic-properties draw:fill="none" draw:fill-color="#729fcf" draw:textarea-vertical-align="middle"/>
    </style:style>
    <style:style style:name="P1" style:family="paragraph">
      <loext:graphic-properties draw:fill="gradient" draw:fill-color="#103368" draw:fill-gradient-name="Gradient_20_4" draw:opacity="100%"/>
      <style:paragraph-properties fo:text-align="center"/>
    </style:style>
    <style:style style:name="P2" style:family="paragraph">
      <loext:graphic-properties draw:fill="gradient" draw:fill-color="#729fcf" draw:fill-gradient-name="Gradient_20_2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539cm" svg:height="5.079cm" svg:x="2.27cm" svg:y="7.667cm" svg:viewBox="0 0 2540 5080" svg:d="M0 0h635l1270 1270c0 0 635 635 635 1270s-635 1270-635 1270l-1270 1270h-635z">
          <text:p/>
        </draw:path>
        <draw:path draw:style-name="gr2" draw:text-style-name="P2" xml:id="id1" draw:id="id1" draw:layer="layout" svg:width="3.174cm" svg:height="5.397cm" svg:x="6.715cm" svg:y="7.35cm" svg:viewBox="0 0 3175 5398" svg:d="M0 0c318 0 635 318 635 318l2223 2540c0 0 317 318 317 635s-317 635-317 635l-1270 1270h-1588c0 0 0-5080 0-5398z">
          <text:p/>
        </draw:path>
        <draw:connector draw:style-name="gr3" draw:text-style-name="P3" draw:layer="layout" draw:type="line" svg:x1="8.302cm" svg:y1="7.35cm" svg:x2="8.302cm" svg:y2="7.35cm" draw:start-shape="id1" draw:end-shape="id1" svg:d="M8302 7350z" svg:viewBox="0 0 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a8a8a8" draw:end-color="#ffd7d7" draw:start-intensity="100%" draw:end-intensity="100%" draw:angle="30deg" draw:border="0%"/>
    <draw:gradient draw:name="Gradient_20_2" draw:display-name="Gradient 2" draw:style="linear" draw:start-color="#a8a8a8" draw:end-color="#e3e3e3" draw:start-intensity="100%" draw:end-intensity="100%" draw:angle="30deg" draw:border="0%"/>
    <draw:gradient draw:name="Gradient_20_3" draw:display-name="Gradient 3" draw:style="linear" draw:start-color="#97c2ff" draw:end-color="#103368" draw:start-intensity="100%" draw:end-intensity="100%" draw:angle="30deg" draw:border="0%"/>
    <draw:gradient draw:name="Gradient_20_4" draw:display-name="Gradient 4" draw:style="linear" draw:start-color="#97c2ff" draw:end-color="#103368" draw:start-intensity="100%" draw:end-intensity="100%" draw:angle="19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4T08:29:28.830498208</meta:creation-date>
    <dc:date>2024-08-31T13:28:19.494805787</dc:date>
    <meta:editing-duration>P3DT14H47M17S</meta:editing-duration>
    <meta:editing-cycles>1</meta:editing-cycles>
    <meta:document-statistic meta:object-count="3"/>
    <meta:generator>LibreOffice/7.3.7.2$Linux_X86_64 LibreOffice_project/30$Build-2</meta:generator>
  </office:meta>
</office:document-meta>
</file>